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21:31:35.181969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5-03-18T21:31:52.789249045</dc:date>
    <dc:creator>me </dc:creator>
    <meta:editing-duration>P3DT22H58M24S</meta:editing-duration>
    <meta:editing-cycles>173</meta:editing-cycles>
    <meta:generator>LibreOffice/4.2.7.2$Linux_X86_64 LibreOffice_project/420m0$Build-2</meta:generator>
    <meta:document-statistic meta:table-count="1" meta:cell-count="2826" meta:object-count="0"/>
  </office:meta>
</office:document-meta>
</file>